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73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6.452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1cm" fo:break-before="auto" style:use-optimal-row-height="false"/>
    </style:style>
    <style:style style:name="ro4" style:family="table-row">
      <style:table-row-properties style:row-height="0.531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616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12"/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color="#111111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text-position="-33% 58%"/>
    </style:style>
    <style:style style:name="T9" style:family="text">
      <style:text-properties style:font-name="Liberation Sans" style:text-position="0% 100%"/>
    </style:style>
    <style:style style:name="T10" style:family="text">
      <style:text-properties style:text-position="33% 58%"/>
    </style:style>
    <style:style style:name="T11" style:family="text">
      <style:text-properties style:font-name="Liberation Sans" style:text-position="33% 58%"/>
    </style:style>
    <style:style style:name="T1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 fo:font-size="12pt" style:font-size-asian="12pt" style:font-size-complex="12pt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font-size="10pt" style:font-size-asian="10pt" style:font-size-complex="10pt"/>
    </style:style>
    <style:style style:name="T1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 style:font-size-asian="10pt" style:font-size-complex="10pt"/>
    </style:style>
    <style:style style:name="T1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 style:text-position="0% 100%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text-position="-33% 58%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text-position="0% 100%"/>
    </style:style>
    <style:style style:name="T2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2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6.005cm" svg:height="8.996cm" svg:x="21.522cm" svg:y="2.11cm">
            <draw:object draw:notify-on-update-of-ranges="Data.A14:Data.A22 Data.B13:Data.B13 Data.B14:Data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onnection</text:p>
          </table:table-cell>
          <table:table-cell table:style-name="ce1" office:value-type="string" calcext:value-type="string">
            <text:p>DC Voltage (V)</text:p>
          </table:table-cell>
          <table:table-cell table:style-name="ce1" office:value-type="string" calcext:value-type="string">
            <text:p>Calculated Capacitance (pF)</text:p>
          </table:table-cell>
          <table:table-cell table:style-name="ce1" office:value-type="string" calcext:value-type="string">
            <text:p>Nominal Capacitance (pF)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100 pF and COM</text:p>
          </table:table-cell>
          <table:table-cell office:value-type="float" office:value="4.934" calcext:value-type="float">
            <text:p>4.934</text:p>
          </table:table-cell>
          <table:table-cell table:formula="of:=ROUND(([.B2]/[.B$2])*100;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COM</text:p>
          </table:table-cell>
          <table:table-cell office:value-type="float" office:value="2.553" calcext:value-type="float">
            <text:p>2.553</text:p>
          </table:table-cell>
          <table:table-cell table:formula="of:=ROUND(([.B3]/[.B$2])*100;1)"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COM</text:p>
          </table:table-cell>
          <table:table-cell office:value-type="float" office:value="1.211" calcext:value-type="float">
            <text:p>1.211</text:p>
          </table:table-cell>
          <table:table-cell table:formula="of:=ROUND(([.B4]/[.B$2])*100;1)"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Series</text:p>
          </table:table-cell>
          <table:table-cell office:value-type="float" office:value="0.889" calcext:value-type="float">
            <text:p>0.889</text:p>
          </table:table-cell>
          <table:table-cell table:formula="of:=ROUND(([.B5]/[.B$2])*100;1)" office:value-type="float" office:value="18" calcext:value-type="float">
            <text:p>18</text:p>
          </table:table-cell>
          <table:table-cell table:formula="of:=ROUND(1/((1/22) + (1/47)); 1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Series</text:p>
          </table:table-cell>
          <table:table-cell office:value-type="float" office:value="1.02" calcext:value-type="float">
            <text:p>1.02</text:p>
          </table:table-cell>
          <table:table-cell table:formula="of:=ROUND(([.B6]/[.B$2])*100;1)" office:value-type="float" office:value="20.7" calcext:value-type="float">
            <text:p>20.7</text:p>
          </table:table-cell>
          <table:table-cell table:formula="of:=ROUND(1/((1/22) + (1/100)); 1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Series</text:p>
          </table:table-cell>
          <table:table-cell office:value-type="float" office:value="1.752" calcext:value-type="float">
            <text:p>1.752</text:p>
          </table:table-cell>
          <table:table-cell table:formula="of:=ROUND(([.B7]/[.B$2])*100;1)" office:value-type="float" office:value="35.5" calcext:value-type="float">
            <text:p>35.5</text:p>
          </table:table-cell>
          <table:table-cell table:formula="of:=ROUND(1/((1/100) + (1/47)); 1)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Parallel</text:p>
          </table:table-cell>
          <table:table-cell office:value-type="float" office:value="3.792" calcext:value-type="float">
            <text:p>3.792</text:p>
          </table:table-cell>
          <table:table-cell table:formula="of:=ROUND(([.B8]/[.B$2])*100;1)" office:value-type="float" office:value="76.9" calcext:value-type="float">
            <text:p>76.9</text:p>
          </table:table-cell>
          <table:table-cell table:formula="of:=22+47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Parallel</text:p>
          </table:table-cell>
          <table:table-cell office:value-type="float" office:value="6.23" calcext:value-type="float">
            <text:p>6.23</text:p>
          </table:table-cell>
          <table:table-cell table:formula="of:=ROUND(([.B9]/[.B$2])*100;1)" office:value-type="float" office:value="126.3" calcext:value-type="float">
            <text:p>126.3</text:p>
          </table:table-cell>
          <table:table-cell table:formula="of:=22+100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Parallel</text:p>
          </table:table-cell>
          <table:table-cell office:value-type="float" office:value="7.53" calcext:value-type="float">
            <text:p>7.53</text:p>
          </table:table-cell>
          <table:table-cell table:formula="of:=ROUND(([.B10]/[.B$2])*100;1)" office:value-type="float" office:value="152.6" calcext:value-type="float">
            <text:p>152.6</text:p>
          </table:table-cell>
          <table:table-cell table:formula="of:=47+100" office:value-type="float" office:value="147" calcext:value-type="float">
            <text:p>14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Volume of Cyclohexane (mL)</text:p>
          </table:table-cell>
          <table:table-cell table:style-name="ce2" office:value-type="string" calcext:value-type="string">
            <text:p>Voltage (mV)</text:p>
          </table:table-cell>
          <table:table-cell table:style-name="ce2" table:number-columns-repeated="1022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356.9" calcext:value-type="float">
            <text:p>356.9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378.3" calcext:value-type="float">
            <text:p>378.3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405.1" calcext:value-type="float">
            <text:p>405.1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float" office:value="428.5" calcext:value-type="float">
            <text:p>428.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float" office:value="453.3" calcext:value-type="float">
            <text:p>453.3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float" office:value="478.7" calcext:value-type="float">
            <text:p>478.7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float" office:value="500.5" calcext:value-type="float">
            <text:p>500.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float" office:value="522.5" calcext:value-type="float">
            <text:p>522.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office:value-type="float" office:value="545.5" calcext:value-type="float">
            <text:p>545.5</text:p>
          </table:table-cell>
          <table: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Voltage due to lead: V<text:span text:style-name="T1">0 </text:span><text:span text:style-name="T2">(mV)</text:span>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oltage due to air: V<text:span text:style-name="T1">air</text:span><text:span text:style-name="T2"> (mV)</text:span></text:p>
          </table:table-cell>
          <table:table-cell table:formula="of:=[.B14]" office:value-type="float" office:value="356.9" calcext:value-type="float">
            <text:p>356.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pacitor filled with liquid: V<text:span text:style-name="T1">liq </text:span><text:span text:style-name="T2">(mV)</text:span></text:p>
          </table:table-cell>
          <table:table-cell table:formula="of:=ROUND((90*[.H28]) + [.H27];1)" office:value-type="float" office:value="571.1" calcext:value-type="float">
            <text:p>571.1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<text:span text:style-name="T3">ε</text:span><text:span text:style-name="T4">r </text:span><text:span text:style-name="T5">= </text:span><text:span text:style-name="T6">(V</text:span><text:span text:style-name="T4">liq</text:span><text:span text:style-name="T5"> – V</text:span><text:span text:style-name="T4">0</text:span><text:span text:style-name="T5">) / (V</text:span><text:span text:style-name="T4">air</text:span><text:span text:style-name="T5"> – V</text:span><text:span text:style-name="T4">0</text:span><text:span text:style-name="T5">)</text:span></text:p>
          </table:table-cell>
          <table:table-cell table:formula="of:=ROUND(([.B26]-[.B24])/([.B25]-[.B24]);2)" office:value-type="float" office:value="1.64" calcext:value-type="float">
            <text:p>1.64</text:p>
          </table:table-cell>
          <table:table-cell table:number-columns-repeated="4"/>
          <table:table-cell office:value-type="string" calcext:value-type="string">
            <text:p>Intercept [mV]</text:p>
          </table:table-cell>
          <table:table-cell table:formula="of:=INTERCEPT([.B14:.B22];[.A14:.A22])" office:value-type="float" office:value="356.944444444444" calcext:value-type="float">
            <text:p>356.944444444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l. Mass of Cyclohexane</text:p>
          </table:table-cell>
          <table:table-cell office:value-type="float" office:value="84.16" calcext:value-type="float">
            <text:p>84.16</text:p>
          </table:table-cell>
          <table:table-cell table:number-columns-repeated="4"/>
          <table:table-cell office:value-type="string" calcext:value-type="string">
            <text:p>Slope [mV/mL]</text:p>
          </table:table-cell>
          <table:table-cell table:formula="of:=SLOPE([.B14:.B22];[.A14:.A22])" office:value-type="float" office:value="2.38" calcext:value-type="float">
            <text:p>2.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nsity of Cyclohexane: <text:span text:style-name="T7">ρ</text:span><text:span text:style-name="T8">B </text:span><text:span text:style-name="T9">(g/cc)</text:span></text:p>
          </table:table-cell>
          <table:table-cell office:value-type="float" office:value="0.779" calcext:value-type="float">
            <text:p>0.77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. of molecules per unit vol.: N<text:span text:style-name="T1">B</text:span><text:span text:style-name="T2"> (m</text:span><text:span text:style-name="T10">-3</text:span><text:span text:style-name="T2">)</text:span></text:p>
          </table:table-cell>
          <table:table-cell table:style-name="ce8" table:formula="of:=((6.022E+023)*[.B29]/[.B28])*1000000" office:value-type="float" office:value="5.5740708174905E+027" calcext:value-type="float">
            <text:p>5.57E+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ctronic Polarizability: <text:span text:style-name="T7">α (nm</text:span><text:span text:style-name="T11">3</text:span><text:span text:style-name="T9">)</text:span></text:p>
          </table:table-cell>
          <table:table-cell table:formula="of:=ROUND(((3*([.B27]-1)/([.B27]+2))/[.B30])*1E+027;3)" office:value-type="float" office:value="0.095" calcext:value-type="float">
            <text:p>0.09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terature Value of <text:span text:style-name="T7">ε</text:span></text:p>
          </table:table-cell>
          <table:table-cell office:value-type="float" office:value="2.02" calcext:value-type="float">
            <text:p>2.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erature Value of <text:span text:style-name="T7">α</text:span></text:p>
          </table:table-cell>
          <table:table-cell office:value-type="float" office:value="0.01075" calcext:value-type="float">
            <text:p>0.010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ference</text:p>
          </table:table-cell>
          <table:table-cell table:style-name="ce9" office:value-type="string" calcext:value-type="string" table:number-columns-spanned="6" table:number-rows-spanned="5">
            <text:p>M. Gussoni, M. Rui, G. Zerbi, Electronic and relaxation contribution to linear molecular polarizability. An analysis of the experimental values, Journal of Molecular Structure, Volume 447, Issue 3, 1998, Pages 163-215, <text:a xlink:href="https://doi.org/10.1016/S0022-2860(97)00292-5" xlink:type="simple">https://doi.org/10.1016/S0022-2860(97)00292-5</text:a>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  <table:table-row table:style-name="ro2">
          <table:table-cell/>
          <table:covered-table-cell table:number-columns-repeated="6"/>
          <table:table-cell table:number-columns-repeated="1017"/>
        </table:table-row>
      </table:table>
      <table:table table:name="Export Data" table:style-name="ta1">
        <table:table-column table:style-name="co7" table:default-cell-style-name="ce3"/>
        <table:table-column table:style-name="co5" table:default-cell-style-name="Default"/>
        <table:table-row table:style-name="ro2">
          <table:table-cell table:style-name="ce2" office:value-type="string" calcext:value-type="string">
            <text:p>Volume of Cyclohexane (mL)</text:p>
          </table:table-cell>
          <table:table-cell table:style-name="ce2" office:value-type="string" calcext:value-type="string">
            <text:p>Voltage (mV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6.9" calcext:value-type="float">
            <text:p>356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8.3" calcext:value-type="float">
            <text:p>378.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5.1" calcext:value-type="float">
            <text:p>405.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28.5" calcext:value-type="float">
            <text:p>428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53.3" calcext:value-type="float">
            <text:p>453.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78.7" calcext:value-type="float">
            <text:p>478.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0.5" calcext:value-type="float">
            <text:p>500.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22.5" calcext:value-type="float">
            <text:p>522.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45.5" calcext:value-type="float">
            <text:p>545.5</text:p>
          </table:table-cell>
        </table:table-row>
      </table:table>
      <table:table table:name="Print Data" table:style-name="ta1">
        <table:table-column table:style-name="co8" table:default-cell-style-name="ce16"/>
        <table:table-column table:style-name="co9" table:default-cell-style-name="ce16"/>
        <table:table-column table:style-name="co9" table:default-cell-style-name="Default"/>
        <table:table-column table:style-name="co5" table:default-cell-style-name="Default"/>
        <table:table-row table:style-name="ro5">
          <table:table-cell table:style-name="ce15" office:value-type="string" calcext:value-type="string">
            <text:p>Connection</text:p>
          </table:table-cell>
          <table:table-cell table:style-name="ce15" office:value-type="string" calcext:value-type="string">
            <text:p>DC Voltage (V)</text:p>
          </table:table-cell>
          <table:table-cell table:style-name="ce15" office:value-type="string" calcext:value-type="string">
            <text:p>Calculated Capacitance (pF)</text:p>
          </table:table-cell>
          <table:table-cell table:style-name="ce15" office:value-type="string" calcext:value-type="string">
            <text:p>Nominal Capacitance (pF)</text:p>
          </table:table-cell>
        </table:table-row>
        <table:table-row table:style-name="ro2">
          <table:table-cell office:value-type="string" calcext:value-type="string">
            <text:p>100 pF and COM</text:p>
          </table:table-cell>
          <table:table-cell office:value-type="float" office:value="4.934" calcext:value-type="float">
            <text:p>4.934</text:p>
          </table:table-cell>
          <table:table-cell table:style-name="ce16" table:formula="of:=ROUND(([.B2]/[.B$2])*100;1)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47 pF and COM</text:p>
          </table:table-cell>
          <table:table-cell office:value-type="float" office:value="2.553" calcext:value-type="float">
            <text:p>2.553</text:p>
          </table:table-cell>
          <table:table-cell table:style-name="ce16" table:formula="of:=ROUND(([.B3]/[.B$2])*100;1)" office:value-type="float" office:value="51.7" calcext:value-type="float">
            <text:p>51.7</text:p>
          </table:table-cell>
          <table:table-cell table:style-name="ce16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22 pF and COM</text:p>
          </table:table-cell>
          <table:table-cell office:value-type="float" office:value="1.211" calcext:value-type="float">
            <text:p>1.211</text:p>
          </table:table-cell>
          <table:table-cell table:style-name="ce16" table:formula="of:=ROUND(([.B4]/[.B$2])*100;1)" office:value-type="float" office:value="24.5" calcext:value-type="float">
            <text:p>24.5</text:p>
          </table:table-cell>
          <table:table-cell table:style-name="ce16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2 pF and 47 pF Series</text:p>
          </table:table-cell>
          <table:table-cell office:value-type="float" office:value="0.889" calcext:value-type="float">
            <text:p>0.889</text:p>
          </table:table-cell>
          <table:table-cell table:style-name="ce16" table:formula="of:=ROUND(([.B5]/[.B$2])*100;1)" office:value-type="float" office:value="18" calcext:value-type="float">
            <text:p>18</text:p>
          </table:table-cell>
          <table:table-cell table:style-name="ce16" table:formula="of:=ROUND(1/((1/22) + (1/47)); 1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2 pF and 100 pF Series</text:p>
          </table:table-cell>
          <table:table-cell office:value-type="float" office:value="1.02" calcext:value-type="float">
            <text:p>1.02</text:p>
          </table:table-cell>
          <table:table-cell table:style-name="ce16" table:formula="of:=ROUND(([.B6]/[.B$2])*100;1)" office:value-type="float" office:value="20.7" calcext:value-type="float">
            <text:p>20.7</text:p>
          </table:table-cell>
          <table:table-cell table:style-name="ce16" table:formula="of:=ROUND(1/((1/22) + (1/100)); 1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47 pF and 100 pF Series</text:p>
          </table:table-cell>
          <table:table-cell office:value-type="float" office:value="1.752" calcext:value-type="float">
            <text:p>1.752</text:p>
          </table:table-cell>
          <table:table-cell table:style-name="ce16" table:formula="of:=ROUND(([.B7]/[.B$2])*100;1)" office:value-type="float" office:value="35.5" calcext:value-type="float">
            <text:p>35.5</text:p>
          </table:table-cell>
          <table:table-cell table:style-name="ce16" table:formula="of:=ROUND(1/((1/100) + (1/47)); 1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22 pF and 47 pF Parallel</text:p>
          </table:table-cell>
          <table:table-cell office:value-type="float" office:value="3.792" calcext:value-type="float">
            <text:p>3.792</text:p>
          </table:table-cell>
          <table:table-cell table:style-name="ce16" table:formula="of:=ROUND(([.B8]/[.B$2])*100;1)" office:value-type="float" office:value="76.9" calcext:value-type="float">
            <text:p>76.9</text:p>
          </table:table-cell>
          <table:table-cell table:style-name="ce16" table:formula="of:=22+47"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22 pF and 100 pF Parallel</text:p>
          </table:table-cell>
          <table:table-cell office:value-type="float" office:value="6.23" calcext:value-type="float">
            <text:p>6.23</text:p>
          </table:table-cell>
          <table:table-cell table:style-name="ce16" table:formula="of:=ROUND(([.B9]/[.B$2])*100;1)" office:value-type="float" office:value="126.3" calcext:value-type="float">
            <text:p>126.3</text:p>
          </table:table-cell>
          <table:table-cell table:style-name="ce16" table:formula="of:=22+100"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47 pF and 100 pF Parallel</text:p>
          </table:table-cell>
          <table:table-cell office:value-type="float" office:value="7.53" calcext:value-type="float">
            <text:p>7.53</text:p>
          </table:table-cell>
          <table:table-cell table:style-name="ce16" table:formula="of:=ROUND(([.B10]/[.B$2])*100;1)" office:value-type="float" office:value="152.6" calcext:value-type="float">
            <text:p>152.6</text:p>
          </table:table-cell>
          <table:table-cell table:style-name="ce16" table:formula="of:=47+100" office:value-type="float" office:value="147" calcext:value-type="float">
            <text:p>147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7" office:value-type="string" calcext:value-type="string">
            <text:p>Volume of Cyclohexane (mL)</text:p>
          </table:table-cell>
          <table:table-cell table:style-name="ce17" office:value-type="string" calcext:value-type="string">
            <text:p>Voltage (mV)</text:p>
          </table:table-cell>
          <table:table-cell table:number-columns-repeated="2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18" office:value-type="float" office:value="356.9" calcext:value-type="float">
            <text:p>356.9</text:p>
          </table:table-cell>
          <table:table-cell table:number-columns-repeated="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78.3" calcext:value-type="float">
            <text:p>378.3</text:p>
          </table:table-cell>
          <table:table-cell table:number-columns-repeated="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05.1" calcext:value-type="float">
            <text:p>405.1</text:p>
          </table:table-cell>
          <table:table-cell table:number-columns-repeated="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28.5" calcext:value-type="float">
            <text:p>428.5</text:p>
          </table:table-cell>
          <table:table-cell table:number-columns-repeated="2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3.3" calcext:value-type="float">
            <text:p>453.3</text:p>
          </table:table-cell>
          <table:table-cell table:number-columns-repeated="2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78.7" calcext:value-type="float">
            <text:p>478.7</text:p>
          </table:table-cell>
          <table:table-cell table:number-columns-repeated="2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00.5" calcext:value-type="float">
            <text:p>500.5</text:p>
          </table:table-cell>
          <table:table-cell table:number-columns-repeated="2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522.5" calcext:value-type="float">
            <text:p>522.5</text:p>
          </table:table-cell>
          <table:table-cell table:number-columns-repeated="2"/>
        </table:table-row>
        <table:table-row table:style-name="ro2"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45.5" calcext:value-type="float">
            <text:p>545.5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Voltage due to capacitance of lead</text:p>
          </table:table-cell>
          <table:table-cell table:style-name="ce20" office:value-type="string" calcext:value-type="string">
            <text:p><text:span text:style-name="T6">V</text:span><text:span text:style-name="T4">0 </text:span><text:span text:style-name="T5">(mV)</text:span></text:p>
          </table:table-cell>
          <table:table-cell table:style-name="ce18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Voltage due to capacitance of air</text:p>
          </table:table-cell>
          <table:table-cell table:style-name="ce20" office:value-type="string" calcext:value-type="string">
            <text:p><text:span text:style-name="T6">V</text:span><text:span text:style-name="T12">air</text:span><text:span text:style-name="T13"> (mV)</text:span></text:p>
          </table:table-cell>
          <table:table-cell table:style-name="ce18" table:formula="of:=[.B14]" office:value-type="float" office:value="356.9" calcext:value-type="float">
            <text:p>356.9</text:p>
          </table:table-cell>
          <table:table-cell/>
        </table:table-row>
        <table:table-row table:style-name="ro6">
          <table:table-cell office:value-type="string" calcext:value-type="string">
            <text:p>Voltage when capacitor filled with liquid</text:p>
          </table:table-cell>
          <table:table-cell table:style-name="ce21" office:value-type="string" calcext:value-type="string">
            <text:p><text:span text:style-name="T14">V</text:span><text:span text:style-name="T12">liq</text:span><text:span text:style-name="T15"> </text:span><text:span text:style-name="T16">(mV)</text:span></text:p>
          </table:table-cell>
          <table:table-cell table:style-name="ce18" office:value-type="float" office:value="571.1" calcext:value-type="float">
            <text:p>571.1</text:p>
          </table:table-cell>
          <table:table-cell/>
        </table:table-row>
        <table:table-row table:style-name="ro2">
          <table:table-cell office:value-type="string" calcext:value-type="string">
            <text:p>Molecular Mass of Cyclohexane</text:p>
          </table:table-cell>
          <table:table-cell table:style-name="ce21" office:value-type="string" calcext:value-type="string">
            <text:p>M (g/mol)</text:p>
          </table:table-cell>
          <table:table-cell table:style-name="ce18" office:value-type="float" office:value="84.16" calcext:value-type="float">
            <text:p>84.16</text:p>
          </table:table-cell>
          <table:table-cell/>
        </table:table-row>
        <table:table-row table:style-name="ro4">
          <table:table-cell office:value-type="string" calcext:value-type="string">
            <text:p>Density of Cyclohexane</text:p>
          </table:table-cell>
          <table:table-cell table:style-name="ce20" office:value-type="string" calcext:value-type="string">
            <text:p><text:span text:style-name="T17">ρ</text:span><text:span text:style-name="T18">B </text:span><text:span text:style-name="T19">(g/cc)</text:span></text:p>
          </table:table-cell>
          <table:table-cell table:style-name="ce18" office:value-type="float" office:value="0.779" calcext:value-type="float">
            <text:p>0.779</text:p>
          </table:table-cell>
          <table:table-cell/>
        </table:table-row>
        <table:table-row table:style-name="ro4">
          <table:table-cell office:value-type="string" calcext:value-type="string">
            <text:p>No. of molecules per unit volume</text:p>
          </table:table-cell>
          <table:table-cell table:style-name="ce21" office:value-type="string" calcext:value-type="string">
            <text:p><text:span text:style-name="T14">N</text:span><text:span text:style-name="T20">B</text:span><text:span text:style-name="T21"> (m</text:span><text:span text:style-name="T22">-3</text:span><text:span text:style-name="T21">)</text:span></text:p>
          </table:table-cell>
          <table:table-cell table:style-name="ce23" table:formula="of:=((6.022E+023)*[.C28]/[.C27])*1000000" office:value-type="float" office:value="5.5740708174905E+027" calcext:value-type="float">
            <text:p>5.57E+27</text:p>
          </table:table-cell>
          <table:table-cell/>
        </table:table-row>
        <table:table-row table:style-name="ro7">
          <table:table-cell table:style-name="Default"/>
          <table:table-cell table:style-name="ce22"/>
          <table:table-cell table:style-name="ce24"/>
          <table:table-cell/>
        </table:table-row>
        <table:table-row table:style-name="ro6">
          <table:table-cell table:style-name="ce19" office:value-type="string" calcext:value-type="string">
            <text:p>Dielectric Constant</text:p>
          </table:table-cell>
          <table:table-cell table:style-name="ce20" office:value-type="string" calcext:value-type="string">
            <text:p><text:span text:style-name="T3">ε</text:span><text:span text:style-name="T12">r</text:span></text:p>
          </table:table-cell>
          <table:table-cell table:style-name="ce18" office:value-type="string" calcext:value-type="string">
            <text:p>1.6359±0.0067</text:p>
          </table:table-cell>
          <table:table-cell/>
        </table:table-row>
        <table:table-row table:style-name="ro2">
          <table:table-cell office:value-type="string" calcext:value-type="string">
            <text:p>Electronic Polarizability</text:p>
          </table:table-cell>
          <table:table-cell table:style-name="ce20" office:value-type="string" calcext:value-type="string">
            <text:p><text:span text:style-name="T17">α (nm</text:span><text:span text:style-name="T23">3</text:span><text:span text:style-name="T19">)</text:span></text:p>
          </table:table-cell>
          <table:table-cell table:style-name="ce18" office:value-type="string" calcext:value-type="string">
            <text:p>0.09413±0.000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6:58:42.0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3:21:59.225000000</meta:creation-date>
    <meta:generator>LibreOffice/6.3.5.2$Windows_X86_64 LibreOffice_project/dd0751754f11728f69b42ee2af66670068624673</meta:generator>
    <dc:date>2020-03-05T07:09:28.742000000</dc:date>
    <meta:editing-duration>PT1H28M25S</meta:editing-duration>
    <meta:editing-cycles>12</meta:editing-cycles>
    <meta:document-statistic meta:table-count="3" meta:cell-count="19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scatter" chart:style-name="ch1">
        <chart:plot-area chart:style-name="ch2" table:cell-range-address="Data.A14:Data.B22 Data.B13:Data.B13" chart:data-source-has-labels="row" svg:x="1.321cm" svg:y="0.179cm" svg:width="14.365cm" svg:height="7.668cm">
          <chartooo:coordinate-region svg:x="2.144cm" svg:y="0.382cm" svg:width="13.35cm" svg:height="6.812cm"/>
          <chart:axis chart:dimension="x" chart:name="primary-x" chart:style-name="ch3">
            <chart:title svg:x="7.112cm" svg:y="8.026cm" chart:style-name="ch4">
              <text:p>mL of Cyclohexane</text:p>
            </chart:title>
          </chart:axis>
          <chart:axis chart:dimension="y" chart:name="primary-y" chart:style-name="ch3">
            <chart:title svg:x="0.451cm" svg:y="4.97cm" chart:style-name="ch5">
              <text:p>Voltage (mV)</text:p>
            </chart:title>
            <chart:grid chart:style-name="ch6" chart:class="major"/>
          </chart:axis>
          <chart:series chart:style-name="ch7" chart:values-cell-range-address="Data.B14:Data.B22" chart:label-cell-address="Data.B13:Data.B13" chart:class="chart:scatter">
            <chart:domain table:cell-range-address="Data.A14:Data.A22"/>
            <chart:regression-curve chart:style-name="ch8">
              <chart:equation chart:display-equation="true" chart:display-r-square="true" svg:x="9.51cm" svg:y="1.969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 (mV)</text:p>
                <draw:g>
                  <svg:desc>Data.B13:Data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4:Data.A22</svg:desc>
                </draw:g>
              </table:table-cell>
              <table:table-cell office:value-type="float" office:value="356.9">
                <text:p>356.9</text:p>
                <draw:g>
                  <svg:desc>Data.B14:Data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53.3">
                <text:p>45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78.7">
                <text:p>47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5.5">
                <text:p>54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